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ＭＳ Ｐ明朝" svg:font-family="ＭＳ Ｐ明朝" style:font-family-generic="roman" style:font-pitch="variable" svg:panose-1="2 2 6 0 4 2 5 8 3 4"/>
    <style:font-face style:name="Lucida Sans" svg:font-family="Lucida Sans" style:font-family-generic="swiss"/>
    <style:font-face style:name="Arial" svg:font-family="Arial" style:font-family-generic="swiss" style:font-pitch="variable" svg:panose-1="2 11 6 4 2 2 2 2 2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entury" svg:font-family="Century" style:font-family-generic="roman" style:font-pitch="variable" svg:panose-1="2 4 6 4 5 5 5 2 3 4"/>
  </office:font-face-decls>
  <office:automatic-styles>
    <style:style style:name="P1" style:parent-style-name="Heading" style:master-page-name="MP0" style:family="paragraph">
      <style:paragraph-properties fo:break-before="page" fo:text-align="center"/>
    </style:style>
    <style:style style:name="P2" style:parent-style-name="第n条" style:family="paragraph">
      <style:paragraph-properties fo:margin-top="0in"/>
    </style:style>
    <style:style style:name="P3" style:parent-style-name="第n条" style:family="paragraph"/>
    <style:style style:name="P4" style:parent-style-name="Standard" style:family="paragraph">
      <style:paragraph-properties fo:margin-left="0.2493in" fo:text-indent="-0.2493in">
        <style:tab-stops>
          <style:tab-stop style:type="left" style:position="0.3027in"/>
        </style:tab-stops>
      </style:paragraph-properties>
    </style:style>
    <style:style style:name="P5" style:parent-style-name="Standard" style:family="paragraph">
      <style:paragraph-properties fo:margin-left="0.2493in" fo:text-indent="-0.2493in">
        <style:tab-stops>
          <style:tab-stop style:type="left" style:position="0.3027in"/>
        </style:tab-stops>
      </style:paragraph-properties>
    </style:style>
    <style:style style:name="P6" style:parent-style-name="第n条" style:family="paragraph"/>
    <style:style style:name="P7" style:parent-style-name="Standard" style:family="paragraph"/>
    <style:style style:name="P8" style:parent-style-name="Standard" style:family="paragraph"/>
    <style:style style:name="P9" style:parent-style-name="第n条" style:family="paragraph"/>
    <style:style style:name="P10" style:parent-style-name="Standard" style:family="paragraph"/>
    <style:style style:name="P11" style:parent-style-name="Standard" style:family="paragraph"/>
    <style:style style:name="P12" style:parent-style-name="第n条" style:family="paragraph"/>
    <style:style style:name="P13" style:parent-style-name="Standard" style:family="paragraph"/>
    <style:style style:name="P14" style:parent-style-name="Standard" style:family="paragraph"/>
    <style:style style:name="P15" style:parent-style-name="第n条"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第n条" style:family="paragraph"/>
    <style:style style:name="P21" style:parent-style-name="第n条" style:family="paragraph"/>
    <style:style style:name="P22" style:parent-style-name="Standard" style:family="paragraph"/>
    <style:style style:name="P23" style:parent-style-name="Standard" style:family="paragraph"/>
    <style:style style:name="P24" style:parent-style-name="第n条" style:family="paragraph"/>
    <style:style style:name="P25" style:parent-style-name="Standard" style:family="paragraph"/>
    <style:style style:name="P26" style:parent-style-name="Standard" style:family="paragraph"/>
    <style:style style:name="P27" style:parent-style-name="第n条" style:family="paragraph"/>
    <style:style style:name="P28" style:parent-style-name="第n条" style:family="paragraph"/>
    <style:style style:name="P29" style:parent-style-name="第n条" style:family="paragraph"/>
    <style:style style:name="P30" style:parent-style-name="Standard" style:family="paragraph">
      <style:paragraph-properties fo:margin-left="0.2493in" fo:text-indent="-0.2493in">
        <style:tab-stops>
          <style:tab-stop style:type="left" style:position="0.2631in"/>
        </style:tab-stops>
      </style:paragraph-properties>
    </style:style>
    <style:style style:name="P31" style:parent-style-name="Standard" style:family="paragraph">
      <style:paragraph-properties fo:margin-left="0.2493in" fo:text-indent="-0.2493in">
        <style:tab-stops>
          <style:tab-stop style:type="left" style:position="0.2631in"/>
        </style:tab-stops>
      </style:paragraph-properties>
    </style:style>
    <style:style style:name="P32" style:parent-style-name="Standard" style:family="paragraph">
      <style:paragraph-properties fo:margin-left="0.2493in" fo:text-indent="-0.2493in">
        <style:tab-stops>
          <style:tab-stop style:type="left" style:position="0.2631in"/>
        </style:tab-stops>
      </style:paragraph-properties>
    </style:style>
    <style:style style:name="P33" style:parent-style-name="Standard" style:family="paragraph">
      <style:paragraph-properties fo:margin-left="0.2493in" fo:text-indent="-0.2493in">
        <style:tab-stops>
          <style:tab-stop style:type="left" style:position="0.2631in"/>
        </style:tab-stops>
      </style:paragraph-properties>
    </style:style>
    <style:style style:name="P34" style:parent-style-name="Standard" style:family="paragraph">
      <style:paragraph-properties fo:margin-left="0.2493in" fo:text-indent="-0.2493in">
        <style:tab-stops>
          <style:tab-stop style:type="left" style:position="0.2631in"/>
        </style:tab-stops>
      </style:paragraph-properties>
    </style:style>
    <style:style style:name="P35" style:parent-style-name="第n条"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第n条" style:family="paragraph"/>
    <style:style style:name="P40" style:parent-style-name="第n条" style:family="paragraph"/>
    <style:style style:name="P41" style:parent-style-name="第n条" style:family="paragraph"/>
    <style:style style:name="P42" style:parent-style-name="Standard" style:family="paragraph">
      <style:paragraph-properties fo:margin-left="0.2493in" fo:text-indent="-0.2493in">
        <style:tab-stops>
          <style:tab-stop style:type="left" style:position="0.3826in"/>
        </style:tab-stops>
      </style:paragraph-properties>
    </style:style>
    <style:style style:name="P43" style:parent-style-name="Standard" style:family="paragraph">
      <style:paragraph-properties fo:margin-left="0.2493in" fo:text-indent="-0.2493in">
        <style:tab-stops>
          <style:tab-stop style:type="left" style:position="0.3826in"/>
        </style:tab-stops>
      </style:paragraph-properties>
    </style:style>
    <style:style style:name="P44" style:parent-style-name="Standard" style:family="paragraph">
      <style:paragraph-properties fo:margin-left="0.2493in" fo:text-indent="-0.2493in">
        <style:tab-stops>
          <style:tab-stop style:type="left" style:position="0.3826in"/>
        </style:tab-stops>
      </style:paragraph-properties>
    </style:style>
    <style:style style:name="P45" style:parent-style-name="Standard" style:family="paragraph">
      <style:paragraph-properties fo:margin-left="0.2493in" fo:text-indent="-0.2493in">
        <style:tab-stops>
          <style:tab-stop style:type="left" style:position="0.3826in"/>
        </style:tab-stops>
      </style:paragraph-properties>
    </style:style>
    <style:style style:name="P46" style:parent-style-name="Standard" style:family="paragraph">
      <style:paragraph-properties fo:margin-left="0.2493in" fo:text-indent="-0.2493in">
        <style:tab-stops>
          <style:tab-stop style:type="left" style:position="0.3826in"/>
        </style:tab-stops>
      </style:paragraph-properties>
    </style:style>
    <style:style style:name="P47" style:parent-style-name="Standard" style:family="paragraph">
      <style:paragraph-properties fo:margin-left="0.2493in" fo:text-indent="-0.2493in">
        <style:tab-stops>
          <style:tab-stop style:type="left" style:position="0.3826in"/>
        </style:tab-stops>
      </style:paragraph-properties>
    </style:style>
    <style:style style:name="P48" style:parent-style-name="Standard" style:family="paragraph">
      <style:paragraph-properties fo:margin-left="0.2493in" fo:text-indent="-0.2493in">
        <style:tab-stops>
          <style:tab-stop style:type="left" style:position="0.3826in"/>
        </style:tab-stops>
      </style:paragraph-properties>
    </style:style>
    <style:style style:name="P49" style:parent-style-name="Standard" style:family="paragraph">
      <style:paragraph-properties fo:margin-left="0.2493in" fo:text-indent="-0.2493in">
        <style:tab-stops>
          <style:tab-stop style:type="left" style:position="0.3826in"/>
        </style:tab-stops>
      </style:paragraph-properties>
    </style:style>
    <style:style style:name="P50" style:parent-style-name="Standard" style:family="paragraph">
      <style:paragraph-properties fo:margin-left="0.2493in" fo:text-indent="-0.2493in">
        <style:tab-stops>
          <style:tab-stop style:type="left" style:position="0.3826in"/>
        </style:tab-stops>
      </style:paragraph-properties>
    </style:style>
    <style:style style:name="P51" style:parent-style-name="Standard" style:family="paragraph">
      <style:paragraph-properties fo:margin-left="0.2493in" fo:text-indent="-0.2493in">
        <style:tab-stops>
          <style:tab-stop style:type="left" style:position="0.3826in"/>
        </style:tab-stops>
      </style:paragraph-properties>
    </style:style>
    <style:style style:name="P52" style:parent-style-name="第n条" style:family="paragraph"/>
    <style:style style:name="P53" style:parent-style-name="第n条" style:family="paragraph"/>
    <style:style style:name="P54" style:parent-style-name="Standard" style:family="paragraph"/>
    <style:style style:name="P55" style:parent-style-name="Standard" style:family="paragraph"/>
    <style:style style:name="P56" style:parent-style-name="第n条" style:family="paragraph"/>
    <style:style style:name="P57" style:parent-style-name="Standard" style:family="paragraph">
      <style:paragraph-properties fo:text-align="end" fo:margin-top="0.65in" fo:margin-bottom="0.65in">
        <style:tab-stops>
          <style:tab-stop style:type="right" style:position="0.4784in"/>
          <style:tab-stop style:type="left" style:position="0.5104in"/>
          <style:tab-stop style:type="right" style:position="0.8451in"/>
          <style:tab-stop style:type="left" style:position="0.8854in"/>
          <style:tab-stop style:type="right" style:position="1.1958in"/>
          <style:tab-stop style:type="left" style:position="1.2277in"/>
        </style:tab-stops>
      </style:paragraph-properties>
    </style:style>
    <style:style style:name="P58" style:parent-style-name="Standard" style:family="paragraph">
      <style:paragraph-properties fo:text-align="end" fo:margin-bottom="0.4333in">
        <style:tab-stops>
          <style:tab-stop style:type="left" style:position="1.0125in"/>
          <style:tab-stop style:type="left" style:position="1.5229in"/>
          <style:tab-stop style:type="left" style:position="4.0944in"/>
        </style:tab-stops>
      </style:paragraph-properties>
    </style:style>
    <style:style style:name="P59" style:parent-style-name="Standard" style:family="paragraph">
      <style:paragraph-properties fo:text-align="end" fo:margin-bottom="0.4333in">
        <style:tab-stops>
          <style:tab-stop style:type="left" style:position="1.0125in"/>
          <style:tab-stop style:type="left" style:position="1.5229in"/>
          <style:tab-stop style:type="left" style:position="4.0944in"/>
        </style:tab-stops>
      </style:paragraph-properties>
    </style:style>
  </office:automatic-styles>
  <office:body>
    <office:text text:use-soft-page-breaks="true">
      <text:p text:style-name="P1">業務委託基本契約書</text:p>
      <text:p text:style-name="Standard"/>
      <text:p text:style-name="Standard">株式会社〇〇〇〇<text:s/>(以下「甲」という。)<text:s/>および、株式会社△△△△<text:s/>(以下「乙」という。)<text:s/>とは、甲が乙に対しソフトウェア開発業務を委託し、乙がこれを受託するにあたり、次の通り基本契約を締結する。</text:p>
      <text:p text:style-name="Standard"/>
      <text:list text:style-name="WWNum2">
        <text:list-item text:start-value="1">
          <text:p text:style-name="P2">(契約の目的)</text:p>
        </text:list-item>
      </text:list>
      <text:p text:style-name="Standard">甲が本契約に基づきソフトウェア開発業務を乙に委託し、乙がこれを受託することに関し、その基本項目を定める。</text:p>
      <text:list text:style-name="WWNum2" text:continue-numbering="true">
        <text:list-item>
          <text:p text:style-name="P3">(ソフトウェア開発業務の内容)</text:p>
        </text:list-item>
      </text:list>
      <text:p text:style-name="Standard">甲が乙に受託する業務は、次に定める業務の全部もしくは一部とする。</text:p>
      <text:list text:style-name="WWNum1" text:continue-numbering="true">
        <text:list-item>
          <text:list>
            <text:list-item>
              <text:p text:style-name="P4">甲の事業展開に関わるソフトウェアの設計および開発業務</text:p>
            </text:list-item>
            <text:list-item>
              <text:p text:style-name="P5">甲の事業展開に関わるソフトウェアの動作検証および運用業務</text:p>
            </text:list-item>
          </text:list>
        </text:list-item>
      </text:list>
      <text:list text:style-name="WWNum2" text:continue-numbering="true">
        <text:list-item>
          <text:p text:style-name="P6">(ソフトウェア開発業務の委託契約成立)</text:p>
        </text:list-item>
      </text:list>
      <text:list text:style-name="WWNum3">
        <text:list-item text:start-value="1">
          <text:p text:style-name="P7">ソフトウェア開発業務の委託契約<text:s/>(以下、開発契約という)<text:s/>は、甲乙間において契約書が締結された時点、もしくは甲からの注文書<text:s/>(電子媒体を含む)<text:s/>に対し乙が注文請書もしくはそれに準ずる内容の文章<text:s/>(電子媒体を含む)<text:s/>を提出した時点にて成立するものとする。</text:p>
        </text:list-item>
        <text:list-item>
          <text:p text:style-name="P8">業務ごとに個別契約で本契約とは異なる定め<text:s/>(以下、個別契約)<text:s/>をした場合には、個別契約が本契約に優先するものとする。</text:p>
        </text:list-item>
      </text:list>
      <text:list text:style-name="WWNum2" text:continue-numbering="true">
        <text:list-item>
          <text:p text:style-name="P9">(ソフトウェア開発業務の確定)</text:p>
        </text:list-item>
      </text:list>
      <text:list text:style-name="WWNum4">
        <text:list-item text:start-value="1">
          <text:p text:style-name="P10">開発契約成立後、甲は乙に対して必要な情報を提供し、乙はソフトウェア開発を請け負い、これを完成するものとする。</text:p>
        </text:list-item>
        <text:list-item>
          <text:p text:style-name="P11">乙は開発が完成したときには、これを甲に引き渡すものとし、甲は遅滞なくこれを検査しその結果を乙に通知する。</text:p>
        </text:list-item>
      </text:list>
      <text:list text:style-name="WWNum2" text:continue-numbering="true">
        <text:list-item>
          <text:p text:style-name="P12">(第三者への再委託)</text:p>
        </text:list-item>
      </text:list>
      <text:list text:style-name="WWNum5">
        <text:list-item text:start-value="1">
          <text:p text:style-name="P13">乙はソフトウェア開発契約の義務の全部もしくは一部を第三者に委託するとき、甲に対し事前に文章をもってその旨を提示し、甲の承諾を得て行う。</text:p>
        </text:list-item>
        <text:list-item>
          <text:p text:style-name="P14">乙は、前項に基づく承諾を得て第三者に委託した業務の遂行と結果について、本契約と個別契約に定める義務を逃れない。</text:p>
        </text:list-item>
      </text:list>
      <text:list text:style-name="WWNum2" text:continue-numbering="true">
        <text:list-item>
          <text:p text:style-name="P15">(機器、システム等の利用)</text:p>
        </text:list-item>
      </text:list>
      <text:list text:style-name="WWNum6">
        <text:list-item text:start-value="1">
          <text:p text:style-name="P16">乙は、本件業務の遂行のために甲の有する機器、システム等を使用する必要があるときは、甲に対して、その必要性を明記した文章にて、その有償もしくは無償での使用の許諾を求めることができる。</text:p>
        </text:list-item>
        <text:list-item>
          <text:p text:style-name="P17">甲は、乙から前項の利用許諾要求がなされたときは、乙が不当な目的で使用許諾要求をしていることが明白である場合および乙が必要な範囲を超えて使用の許諾を求めていることが明白である場合を除き、乙の有償あるいは無償での使用を許諾する。</text:p>
        </text:list-item>
        <text:list-item>
          <text:p text:style-name="P18">甲が、前項により有償での使用を許諾した場合は、機器、システム使用の対価の額は甲・乙が協議して定める。</text:p>
        </text:list-item>
        <text:list-item>
          <text:p text:style-name="P19">乙は、甲から許諾を受けて使用している機器、システム等に障害が発生したときは、すみやかにその旨を甲に通知しなければならない。甲および乙は、乙から機器、システムの障害に関する通知がなされたときは、協力して当該障害の内容、原因について調査し、対応措置を講じる。</text:p>
        </text:list-item>
      </text:list>
      <text:list text:style-name="WWNum2" text:continue-numbering="true">
        <text:list-item>
          <text:p text:style-name="P20">(納入)</text:p>
        </text:list-item>
      </text:list>
      <text:p text:style-name="Standard">乙は、開発契約により定められた納入条件を遵守し、開発契約により定められた納入物<text:s/>(以下、成果物という)<text:s/>を納入する。納入形態は、電子媒体、もしくは、甲が利用するデータ保管システムへの直接入力とする。</text:p>
      <text:list text:style-name="WWNum2" text:continue-numbering="true">
        <text:list-item>
          <text:p text:style-name="P21">(納入遅延)</text:p>
        </text:list-item>
      </text:list>
      <text:list text:style-name="WWNum7">
        <text:list-item text:start-value="1">
          <text:p text:style-name="P22">乙は、開発契約に納入期日の定めがある場合において、期日までに成果物の全部もしくは一部を納入することが不可能であると判断したときは、速やかにその事由および完了予定日を甲に通知し、その指示に従わなくてはならないものとする。</text:p>
        </text:list-item>
        <text:list-item>
          <text:p text:style-name="P23">乙は、開発契約により定められた納入期日を過ぎて納入したときは、その期日から納入の日までの日数について1日につき、開発契約で定められた委託料の1%に相当する金額を甲に支払うものとする。ただし、乙の責に帰しがたい事由により遅延し、甲がこれを認めた場合はこの限りではない。</text:p>
        </text:list-item>
      </text:list>
      <text:list text:style-name="WWNum2" text:continue-numbering="true">
        <text:list-item>
          <text:p text:style-name="P24">(検収)</text:p>
        </text:list-item>
      </text:list>
      <text:list text:style-name="WWNum8">
        <text:list-item text:start-value="1">
          <text:p text:style-name="P25">甲は、成果物納入後25日以内に受入検査<text:s/>(以下、検収という)<text:s/>を行い、成果物が検査基準に合致することを確認した場合は検収書を提出する。検収書が交付されない場合であっても、甲からの書面<text:s/>(電子媒体を含む)<text:s/>での異議の申し立てがない場合は、当該期間をもって検収が遂行されたものとする。</text:p>
        </text:list-item>
        <text:list-item>
          <text:p text:style-name="P26">成果物の引き渡しは、検収をもって完了したものとする。引き渡しによって、乙は、甲の求めに応じて、成果物の所有権、著作権など成果物に付随する一切の権利を甲に譲渡するものとする。</text:p>
        </text:list-item>
      </text:list>
      <text:list text:style-name="WWNum2" text:continue-numbering="true">
        <text:list-item>
          <text:p text:style-name="P27">(検収遅延)</text:p>
        </text:list-item>
      </text:list>
      <text:p text:style-name="Standard">甲は、前項に定めた期間に検収が完了しないと判断したときは、その理由を明示して当該期間の延長を求めることができる。</text:p>
      <text:list text:style-name="WWNum2" text:continue-numbering="true">
        <text:list-item>
          <text:p text:style-name="P28">(検収不合格)</text:p>
        </text:list-item>
      </text:list>
      <text:p text:style-name="Standard">甲の検収において、乙の納入した成果物に欠陥もしくは不備が発見され、甲の検査基準を満たさず成果物の全部もしくは一部が不合格となったときは、乙は、両当事者が協議により定めた期日までに、当該成果物の補修を乙の責任と費用負担にて実施する。</text:p>
      <text:list text:style-name="WWNum2" text:continue-numbering="true">
        <text:list-item>
          <text:p text:style-name="P29">(支払条件)</text:p>
        </text:list-item>
      </text:list>
      <text:p text:style-name="Standard">甲は乙に対し、ソフトウェア開発業務委託の対価として委託料を支払うものとし、支払方法は次の通りとする。</text:p>
      <text:list text:style-name="WWNum8" text:continue-numbering="true">
        <text:list-item>
          <text:list>
            <text:list-item>
              <text:p text:style-name="P30">委託料:<text:s/>プロジェクト毎に協議の上で定めることとする。</text:p>
            </text:list-item>
            <text:list-item>
              <text:p text:style-name="P31">支払期日:<text:s/>検収完了月翌々月1日とする。</text:p>
            </text:list-item>
            <text:list-item>
              <text:p text:style-name="P32">支払手続:<text:s/>乙は検収完了月翌月15日までに書面もしくはメールの添付データをもって甲に支払金額を請求し、甲は支払期日までに乙名義の銀行口座に振り込むことによって支払うものとする。</text:p>
            </text:list-item>
            <text:list-item>
              <text:p text:style-name="P33">経費:<text:s/>ソフトウェア開発業務に要した交通費、乙の管理するシステムの利用料および乙のインターネット接続料金等経費は、乙の負担とする。</text:p>
            </text:list-item>
            <text:list-item>
              <text:p text:style-name="P34">支払手数料:<text:s/>銀行送金等に必要な手数料は甲の負担とする。</text:p>
            </text:list-item>
          </text:list>
        </text:list-item>
      </text:list>
      <text:list text:style-name="WWNum2" text:continue-numbering="true">
        <text:list-item>
          <text:p text:style-name="P35">(瑕疵担保責任)</text:p>
        </text:list-item>
      </text:list>
      <text:list text:style-name="WWNum9">
        <text:list-item text:start-value="1">
          <text:p text:style-name="P36">検収完了後、納入された成果物に欠陥もしくは不備が発見された場合には、甲および乙はその原因について協議を行うものとする。協議の結果、当該瑕疵が乙の責に帰するものと判断された場合には、乙は無償でその修正を行うものとする。</text:p>
        </text:list-item>
        <text:list-item>
          <text:p text:style-name="P37">乙の責に帰すべき瑕疵により、甲に損害が生じた場合には、乙は損害発生の直接の原因となった成果物に対する支払済みの代金相当額を限度として損害賠償責任を追うものとする。</text:p>
        </text:list-item>
        <text:list-item>
          <text:p text:style-name="P38">乙が無償で修正する期間ならびに損害賠償責任を負う期間は、検収完了日から1年間とする。</text:p>
        </text:list-item>
      </text:list>
      <text:list text:style-name="WWNum2" text:continue-numbering="true">
        <text:list-item>
          <text:p text:style-name="P39">(機密保持義務)</text:p>
        </text:list-item>
      </text:list>
      <text:p text:style-name="Standard">甲および乙は、書面による合意なくして本契約に関連して知り得た甲もしくは乙に固有の技術上、販売上、その他義務上の情報<text:s/>(個人情報を含む)<text:s/>を、本契約期間中はもとより、本契約終了後も、甲および乙以外の第三者に対しては開示、漏洩しないものとする。また、乙は、各件業務が終了した場合もしくは甲からの指示があった場合には、開示を受けた個人情報を含む情報を、甲の指示に基づき、再生不可能な形で消去するか、もしくは甲に返還するものとする。</text:p>
      <text:list text:style-name="WWNum2" text:continue-numbering="true">
        <text:list-item>
          <text:p text:style-name="P40">(不可抗力免責)</text:p>
        </text:list-item>
      </text:list>
      <text:p text:style-name="Standard">甲および乙は、天災、地変、戦争、暴動、その他の不可抗力による本契約および個別契約の履行遅延もしくは履行不能についてその責を負わない。</text:p>
      <text:list text:style-name="WWNum2" text:continue-numbering="true">
        <text:list-item>
          <text:p text:style-name="P41">(契約の解除)</text:p>
        </text:list-item>
      </text:list>
      <text:p text:style-name="Standard">甲もしくは乙のいずれかに次の各号の一に該当する事由が生じたとき、相手方はいつでも何らの催告を行うことなく、本契約および個別契約の全部もしくは一部を解除することができる。</text:p>
      <text:list text:style-name="WWNum9" text:continue-numbering="true">
        <text:list-item>
          <text:list>
            <text:list-item>
              <text:p text:style-name="P42">本契約もしくは個別契約に違反し、相手方より相当期間をもって催告されたにも関わらず是正が行なわれないとき。</text:p>
            </text:list-item>
            <text:list-item>
              <text:p text:style-name="P43">正当な理由なく期間内に契約を履行する見込みがないと認められたとき。</text:p>
            </text:list-item>
            <text:list-item>
              <text:p text:style-name="P44">相手方に重大な損害を与えた、もしくは重大な危害を及ぼしたとき。</text:p>
            </text:list-item>
            <text:list-item>
              <text:p text:style-name="P45">監督官庁より営業の取消、停止などの処分を受けたとき。</text:p>
            </text:list-item>
            <text:list-item>
              <text:p text:style-name="P46">仮差押、仮処分、強制執行、競売などの申し立てがあったとき。</text:p>
            </text:list-item>
            <text:list-item>
              <text:p text:style-name="P47">法的倒産手続きによる手続き開始の申し立てがあったとき、もしくは精算手続きに入った時。</text:p>
            </text:list-item>
            <text:list-item>
              <text:p text:style-name="P48">支払停止、支払不能などの事由が生じたとき。</text:p>
            </text:list-item>
            <text:list-item>
              <text:p text:style-name="P49">合併、解散または営業の全部もしくは一部を第三者に譲渡しようとしたとき。</text:p>
            </text:list-item>
            <text:list-item>
              <text:p text:style-name="P50">財産状態が著しく悪化し、またはその恐れがあると認められる相当の事由があるとき。</text:p>
            </text:list-item>
            <text:list-item>
              <text:p text:style-name="P51">甲または乙の代理人、もしくは本契約締結を媒介した者が、暴力団、右翼団体、反社会的勢力、その構成員、その他これに準ずる者、または、これらと密接な関係を有する者であることが判明したとき。</text:p>
            </text:list-item>
          </text:list>
        </text:list-item>
      </text:list>
      <text:list text:style-name="WWNum2" text:continue-numbering="true">
        <text:list-item>
          <text:p text:style-name="P52">(損害賠償請求)</text:p>
        </text:list-item>
      </text:list>
      <text:p text:style-name="Standard">前項により、本契約および個別契約が解除された場合、相手方に対し自己の被った損害について損害賠償請求を行うことができる。</text:p>
      <text:list text:style-name="WWNum2" text:continue-numbering="true">
        <text:list-item>
          <text:p text:style-name="P53">(契約期間)</text:p>
        </text:list-item>
      </text:list>
      <text:list text:style-name="WWNum10">
        <text:list-item text:start-value="1">
          <text:p text:style-name="P54">本契約の有効期間は契約調印日より1年間とする。</text:p>
        </text:list-item>
        <text:list-item>
          <text:p text:style-name="P55">前項による本契約の失効時に、本契約に基づき締結された個別契約が存在するとき、本契約は当該個別契約の存続期間中有効とする。</text:p>
        </text:list-item>
      </text:list>
      <text:list text:style-name="WWNum2" text:continue-numbering="true">
        <text:list-item>
          <text:p text:style-name="P56">(管轄裁判所)</text:p>
        </text:list-item>
      </text:list>
      <text:p text:style-name="Standard">本契約および個別契約ならびにそれらに関するすべての契約書における紛争の管轄裁判所は東京地方裁判所とする。</text:p>
      <text:p text:style-name="Standard"/>
      <text:p text:style-name="Standard">本契約締結の証として本通2通を作成し、甲および乙記名捺印の上、各1通を保有する。</text:p>
      <text:p text:style-name="Standard"/>
      <text:p text:style-name="P57">平成<text:tab/>27<text:tab/>年<text:tab/>1<text:tab/>月<text:tab/>1<text:tab/>日</text:p>
      <text:p text:style-name="P58">甲<text:tab/>住所<text:tab/>東京都千代田区大手町1-1-1<text:tab/><text:line-break/><text:tab/><text:tab/>〇〇〇ビル〇階<text:tab/><text:line-break/><text:line-break/><text:tab/>氏名<text:tab/>株式会社〇〇〇〇<text:tab/><text:line-break/><text:tab/><text:tab/>代表取締役社長　〇〇<text:s/>〇〇<text:tab/></text:p>
      <text:p text:style-name="P59">乙<text:tab/>住所<text:tab/>大阪府北区中之島1-1-1<text:tab/><text:line-break/><text:tab/><text:tab/>〇〇〇ビル〇階<text:tab/><text:line-break/><text:line-break/><text:tab/>氏名<text:tab/>株式会社△△△△<text:tab/><text:line-break/><text:tab/><text:tab/>代表取締役社長<text:s/>△△ △△<text:ta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ＭＳ Ｐ明朝" svg:font-family="ＭＳ Ｐ明朝" style:font-family-generic="roman" style:font-pitch="variable" svg:panose-1="2 2 6 0 4 2 5 8 3 4"/>
    <style:font-face style:name="Lucida Sans" svg:font-family="Lucida Sans" style:font-family-generic="swiss"/>
    <style:font-face style:name="Arial" svg:font-family="Arial" style:font-family-generic="swiss" style:font-pitch="variable" svg:panose-1="2 11 6 4 2 2 2 2 2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ＭＳ Ｐ明朝"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1" style:display-name="見出し 1" style:family="paragraph" style:parent-style-name="Heading" style:default-outline-level="1">
      <style:text-properties fo:font-weight="bold" style:font-weight-asian="bold" style:font-weight-complex="bold" fo:font-size="16pt" style:font-size-asian="16pt" style:font-size-complex="16pt" fo:hyphenate="false"/>
    </style:style>
    <style:style style:name="見出し2" style:display-name="見出し 2" style:family="paragraph" style:parent-style-name="Heading" style:default-outline-level="2">
      <style:text-properties fo:font-weight="bold" style:font-weight-asian="bold" style:font-weight-complex="bold" fo:font-style="italic" style:font-style-asian="italic" style:font-style-complex="italic" fo:hyphenate="false"/>
    </style:style>
    <style:style style:name="見出し3" style:display-name="見出し 3" style:family="paragraph" style:parent-style-name="Heading" style:default-outline-level="3">
      <style:text-properties fo:font-weight="bold" style:font-weight-asian="bold" style:font-weight-complex="bold"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line-height="0.1666in"/>
      <style:text-properties style:font-name="ＭＳ Ｐ明朝" fo:color="#00000A"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line-height-at-least="0.1666in"/>
      <style:text-properties style:font-name="Arial" style:font-name-asian="ＭＳ Ｐゴシック"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fo:font-size="12pt" style:font-size-asian="12pt"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List1" style:display-name="List 1" style:family="paragraph" style:parent-style-name="一覧">
      <style:paragraph-properties fo:margin-left="0.25in" fo:text-indent="-0.25in">
        <style:tab-stops/>
      </style:paragraph-properties>
      <style:text-properties fo:hyphenate="false"/>
    </style:style>
    <style:style style:name="第n条" style:display-name="第n条" style:family="paragraph" style:parent-style-name="見出し2" style:default-outline-level="2">
      <style:paragraph-properties text:number-lines="false" fo:margin-top="0.1083in" fo:margin-bottom="0in" fo:line-height="0.1666in"/>
      <style:text-properties style:font-name="ＭＳ Ｐゴシック" style:font-name-complex="ＭＳ Ｐゴシック" fo:font-weight="normal" style:font-weight-asian="normal" fo:font-style="normal" style:font-style-asian="normal" fo:font-size="10pt" style:font-size-asian="10pt" fo:hyphenate="false"/>
    </style:style>
    <style:style style:name="Numbering1" style:display-name="Numbering 1" style:family="paragraph" style:parent-style-name="一覧">
      <style:paragraph-properties fo:margin-left="0.25in" fo:text-indent="-0.25in">
        <style:tab-stops/>
      </style:paragraph-properties>
      <style:text-properties fo:hyphenate="false"/>
    </style:style>
    <style:style style:name="Numbering2" style:display-name="Numbering 2" style:family="paragraph" style:parent-style-name="一覧">
      <style:paragraph-properties fo:margin-left="0.5in" fo:text-indent="-0.25in">
        <style:tab-stops/>
      </style:paragraph-properties>
      <style:text-properties fo:hyphenate="false"/>
    </style:style>
    <style:style style:name="Quotations" style:display-name="Quotations" style:family="paragraph" style:parent-style-name="Standard">
      <style:text-properties fo:hyphenate="false"/>
    </style:style>
    <style:style style:name="表題" style:display-name="表題" style:family="paragraph" style:parent-style-name="Heading">
      <style:text-properties fo:hyphenate="false"/>
    </style:style>
    <style:style style:name="副題" style:display-name="副題" style:family="paragraph" style:parent-style-name="Heading">
      <style:text-properties fo:hyphenate="false"/>
    </style:style>
    <text:list-style style:name="WWNum1" style:display-name="WWNum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2" style:display-name="WWNum2">
      <text:list-level-style-number text:level="1" style:num-prefix="第" style:num-suffix="条"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Num3" style:display-name="WWNum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4" style:display-name="WWNum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5" style:display-name="WWNum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6" style:display-name="WWNum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7" style:display-name="WWNum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8" style:display-name="WWNum8">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9" style:display-name="WWNum9">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in" text:min-label-width="0.6729in" text:list-level-position-and-space-mode="label-alignment">
          <style:list-level-label-alignment text:label-followed-by="listtab" fo:margin-left="0.6729in" fo:text-indent="-0.6729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10" style:display-name="WWNum10">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style:list-level-properties text:space-before="0.3937in" text:min-label-width="0.0986in" text:list-level-position-and-space-mode="label-alignment">
          <style:list-level-label-alignment text:label-followed-by="listtab" fo:margin-left="0.4923in" fo:text-indent="-0.0986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prefix=" "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prefix=" "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WWNum11" style:display-name="WWNum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iyoshi Koizumi</dc:creator>
    <meta:creation-date>2014-08-18T14:37:00Z</meta:creation-date>
    <dc:date>2015-09-16T17:42:00Z</dc:date>
    <meta:template xlink:href="Normal.dotm" xlink:type="simple"/>
    <meta:editing-cycles>22</meta:editing-cycles>
    <meta:editing-duration>PT4740S</meta:editing-duration>
    <meta:document-statistic meta:page-count="1" meta:paragraph-count="7" meta:word-count="546" meta:character-count="3654" meta:row-count="25" meta:non-whitespace-character-count="3115"/>
  </office:meta>
</office:document-meta>
</file>